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4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169.06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1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94" table:default-cell-style-name="Default"/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Cust/Weekday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eekend Bonus</text:p>
          </table:table-cell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ice Multiplier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tems/Cust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Cust/Week</text:p>
          </table:table-cell>
          <table:table-cell table:formula="of:=5*[.B2]+2*([.B2]+[.B3])" office:value-type="float" office:value="7100" calcext:value-type="float">
            <text:p>7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tems/Week</text:p>
          </table:table-cell>
          <table:table-cell table:formula="of:=[.B7]*[.B5]" office:value-type="float" office:value="213000" calcext:value-type="float">
            <text:p>213000</text:p>
          </table:table-cell>
          <table:table-cell table:number-columns-repeated="1000"/>
        </table:table-row>
        <table:table-row table:style-name="ro1">
          <table:table-cell table:style-name="ce1" table:number-columns-repeated="1002"/>
        </table:table-row>
        <table:table-row table:style-name="ro1">
          <table:table-cell office:value-type="string" calcext:value-type="string">
            <text:p>Forced Milk Probability</text:p>
          </table:table-cell>
          <table:table-cell table:style-name="ce2" office:value-type="percentage" office:value="0.7" calcext:value-type="percentage">
            <text:p>7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Baby Food Probability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Bread Probability</text:p>
          </table:table-cell>
          <table:table-cell table:style-name="ce2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Peanut Butter Probability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Total Num SKUs</text:p>
          </table:table-cell>
          <table:table-cell office:value-type="float" office:value="2075" calcext:value-type="float">
            <text:p>2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m Milk SKUs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m Baby Food SKUs</text:p>
          </table:table-cell>
          <table:table-cell office:value-type="float" office:value="162" calcext:value-type="float">
            <text:p>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m Bread SKUs</text:p>
          </table:table-cell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m Peanut Butter SKUs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Random Milk Probability</text:p>
          </table:table-cell>
          <table:table-cell table:style-name="ce2" table:formula="of:=[.B16]/[.B15]" office:value-type="percentage" office:value="0.00289156626506024" calcext:value-type="percentage">
            <text:p>0.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Baby Food Probability</text:p>
          </table:table-cell>
          <table:table-cell table:style-name="ce2" table:formula="of:=[.B17]/[.B15]" office:value-type="percentage" office:value="0.0780722891566265" calcext:value-type="percentage">
            <text:p>7.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Bread Probability</text:p>
          </table:table-cell>
          <table:table-cell table:style-name="ce2" table:formula="of:=[.B18]/[.B15]" office:value-type="percentage" office:value="0.0231325301204819" calcext:value-type="percentage">
            <text:p>2.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Peanut Butter Probability</text:p>
          </table:table-cell>
          <table:table-cell table:style-name="ce2" table:formula="of:=[.B19]/[.B15]" office:value-type="percentage" office:value="0.00963855421686747" calcext:value-type="percentage">
            <text:p>0.96%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Forced Milk/Week</text:p>
          </table:table-cell>
          <table:table-cell table:formula="of:=[.B10]*[.B7]" office:value-type="float" office:value="4970" calcext:value-type="float">
            <text:p>4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Baby Food/Week</text:p>
          </table:table-cell>
          <table:table-cell table:formula="of:=[.B11]*[.B7]" office:value-type="float" office:value="1420" calcext:value-type="float">
            <text:p>1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Bread/Week</text:p>
          </table:table-cell>
          <table:table-cell table:formula="of:=[.B12]*[.B7]" office:value-type="float" office:value="3550" calcext:value-type="float">
            <text:p>3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d Peanut Butter/Week</text:p>
          </table:table-cell>
          <table:table-cell table:formula="of:=[.B13]*[.B7]" office:value-type="float" office:value="710" calcext:value-type="float">
            <text:p>710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Forced Items/Week</text:p>
          </table:table-cell>
          <table:table-cell table:formula="of:=SUM([.B26:.B29])" office:value-type="float" office:value="10650" calcext:value-type="float">
            <text:p>10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Items/Week</text:p>
          </table:table-cell>
          <table:table-cell table:formula="of:=[.B8]-[.B31]" office:value-type="float" office:value="202350" calcext:value-type="float">
            <text:p>202350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Rand Milk/Week</text:p>
          </table:table-cell>
          <table:table-cell table:style-name="ce3" table:formula="of:=[.B32]*[.B21]" office:value-type="float" office:value="585.10843373494" calcext:value-type="float">
            <text:p>585.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 Baby Food/Week</text:p>
          </table:table-cell>
          <table:table-cell table:style-name="ce3" table:formula="of:=[.B32]*[.B22]" office:value-type="float" office:value="15797.9277108434" calcext:value-type="float">
            <text:p>15,797.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 Bread/Week</text:p>
          </table:table-cell>
          <table:table-cell table:style-name="ce3" table:formula="of:=[.B32]*[.B23]" office:value-type="float" office:value="4680.86746987952" calcext:value-type="float">
            <text:p>4,680.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 Peanut Butter/Week</text:p>
          </table:table-cell>
          <table:table-cell table:style-name="ce3" table:formula="of:=[.B32]*[.B24]" office:value-type="float" office:value="1950.36144578313" calcext:value-type="float">
            <text:p>1,950.36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Tot Milk/Week</text:p>
          </table:table-cell>
          <table:table-cell table:style-name="ce3" table:formula="of:=[.B26]+[.B34]" office:value-type="float" office:value="5555.10843373494" calcext:value-type="float">
            <text:p>5,555.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Baby Food/Week</text:p>
          </table:table-cell>
          <table:table-cell table:style-name="ce3" table:formula="of:=[.B27]+[.B35]" office:value-type="float" office:value="17217.9277108434" calcext:value-type="float">
            <text:p>17,217.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Bread/Week</text:p>
          </table:table-cell>
          <table:table-cell table:style-name="ce3" table:formula="of:=[.B28]+[.B36]" office:value-type="float" office:value="8230.86746987952" calcext:value-type="float">
            <text:p>8,230.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Peanut Butter/Week</text:p>
          </table:table-cell>
          <table:table-cell table:style-name="ce3" table:formula="of:=[.B29]+[.B37]" office:value-type="float" office:value="2660.36144578313" calcext:value-type="float">
            <text:p>2,660.36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Tot Milk/Day</text:p>
          </table:table-cell>
          <table:table-cell table:style-name="ce3" table:formula="of:=[.B39]/7" office:value-type="float" office:value="793.586919104992" calcext:value-type="float">
            <text:p>793.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Baby Food/Day</text:p>
          </table:table-cell>
          <table:table-cell table:style-name="ce3" table:formula="of:=[.B40]/7" office:value-type="float" office:value="2459.70395869191" calcext:value-type="float">
            <text:p>2,459.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Bread/Day</text:p>
          </table:table-cell>
          <table:table-cell table:style-name="ce3" table:formula="of:=[.B41]/7" office:value-type="float" office:value="1175.83820998279" calcext:value-type="float">
            <text:p>1,175.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ot Peanut Butter/Day</text:p>
          </table:table-cell>
          <table:table-cell table:style-name="ce3" table:formula="of:=[.B42]/7" office:value-type="float" office:value="380.051635111876" calcext:value-type="float">
            <text:p>380.05</text:p>
          </table:table-cell>
          <table:table-cell table:number-columns-repeated="1000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Tot Milk SKU/Day</text:p>
          </table:table-cell>
          <table:table-cell table:style-name="ce3" table:formula="of:=[.B44]/[.B16]" office:value-type="float" office:value="132.264486517499" calcext:value-type="float">
            <text:p>132.26</text:p>
          </table:table-cell>
          <table:table-cell/>
          <table:table-cell office:value-type="string" calcext:value-type="string">
            <text:p>Actual Milk SKU/Day Low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ctual Milk SKU/Day High</text:p>
          </table:table-cell>
          <table:table-cell office:value-type="float" office:value="136" calcext:value-type="float">
            <text:p>13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t Baby Food SKU/Day</text:p>
          </table:table-cell>
          <table:table-cell table:style-name="ce3" table:formula="of:=[.B45]/[.B17]" office:value-type="float" office:value="15.1833577697031" calcext:value-type="float">
            <text:p>15.18</text:p>
          </table:table-cell>
          <table:table-cell/>
          <table:table-cell office:value-type="string" calcext:value-type="string">
            <text:p>Actual Baby Food SKU/Day Low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ctual Baby Food SKU/Day High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t Bread SKU/Day</text:p>
          </table:table-cell>
          <table:table-cell table:style-name="ce3" table:formula="of:=[.B46]/[.B18]" office:value-type="float" office:value="24.4966293746415" calcext:value-type="float">
            <text:p>24.50</text:p>
          </table:table-cell>
          <table:table-cell/>
          <table:table-cell office:value-type="string" calcext:value-type="string">
            <text:p>Actual Bread SKU/Day Low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ctual Bread SKU/Day High</text:p>
          </table:table-cell>
          <table:table-cell office:value-type="float" office:value="26" calcext:value-type="float">
            <text:p>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t Peanut Butter SKU/Day</text:p>
          </table:table-cell>
          <table:table-cell table:style-name="ce3" table:formula="of:=[.B47]/[.B19]" office:value-type="float" office:value="19.0025817555938" calcext:value-type="float">
            <text:p>19.00</text:p>
          </table:table-cell>
          <table:table-cell/>
          <table:table-cell office:value-type="string" calcext:value-type="string">
            <text:p>Actual Peanut Butter SKU/Day Low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tual Peanut Butter SKU/Day High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number-columns-repeated="1002"/>
        </table:table-row>
        <table:table-row table:style-name="ro1">
          <table:table-cell office:value-type="string" calcext:value-type="string">
            <text:p>Num Special SKUs</text:p>
          </table:table-cell>
          <table:table-cell table:formula="of:=SUM([.B16:.B19])" office:value-type="float" office:value="236" calcext:value-type="float">
            <text:p>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um Non-Special SKUs</text:p>
          </table:table-cell>
          <table:table-cell table:formula="of:=[.B15]-[.B54]" office:value-type="float" office:value="1839" calcext:value-type="float">
            <text:p>1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Non-Special SKU Probability</text:p>
          </table:table-cell>
          <table:table-cell table:style-name="ce2" table:formula="of:=1/[.B55]" office:value-type="percentage" office:value="0.000543773790103317" calcext:value-type="percentage">
            <text:p>0.0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Non-Special SKU/Week</text:p>
          </table:table-cell>
          <table:table-cell table:style-name="ce3" table:formula="of:=[.B56]*[.B32]" office:value-type="float" office:value="110.032626427406" calcext:value-type="float">
            <text:p>110.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ndom Non-Special SKU/Day</text:p>
          </table:table-cell>
          <table:table-cell table:style-name="ce3" table:formula="of:=[.B57]/7" office:value-type="float" office:value="15.7189466324866" calcext:value-type="float">
            <text:p>15.72</text:p>
          </table:table-cell>
          <table:table-cell/>
          <table:table-cell office:value-type="string" calcext:value-type="string">
            <text:p>Actual Non-Special SKU/Day Lo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tual Non-Special SKU/Day High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22:00:00.1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3:51:46.344000000</meta:creation-date>
    <dc:date>2017-09-27T23:00:54.750000000</dc:date>
    <meta:editing-duration>PT1H1M32S</meta:editing-duration>
    <meta:editing-cycles>7</meta:editing-cycles>
    <meta:generator>LibreOffice/5.3.3.2$Windows_x86 LibreOffice_project/3d9a8b4b4e538a85e0782bd6c2d430bafe583448</meta:generator>
    <meta:document-statistic meta:table-count="1" meta:cell-count="112" meta:object-count="0"/>
  </office:meta>
</office:document-meta>
</file>